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75cm" draw:marker-end-width="0.7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2">
      <style:graphic-properties draw:auto-grow-height="true" fo:min-height="15.186cm"/>
    </style:style>
    <style:style style:name="pr9" style:family="presentation" style:parent-style-name="Default-outline1" style:list-style-name="L2">
      <style:graphic-properties fo:min-height="12.18cm"/>
    </style:style>
    <style:style style:name="pr10" style:family="presentation" style:parent-style-name="Default-outline1">
      <style:graphic-properties fo:min-height="12.18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4.72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38cm"/>
    </style:style>
    <style:style style:name="ro4" style:family="table-row">
      <style:table-row-properties style:row-height="2.176cm"/>
    </style:style>
    <style:style style:name="ro5" style:family="table-row">
      <style:table-row-properties style:row-height="1.445cm"/>
    </style:style>
    <style:style style:name="ce1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 smart frugal metering solution, for a smart world</text:p>
            <text:p/>
            <text:p/>
            <text:p text:style-name="P1"><text:span text:style-name="T1">Autho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</text:span><text:span text:style-name="T1"><text:a xlink:href="http://slideshare.com/hemmerling" xlink:type="simple">http://slideshare.com/hemmerling</text:a></text:span><text:span text:style-name="T1"> 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5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Components</text:p>
              </text:list-item>
              <text:list-item>
                <text:p>Signal Chain</text:p>
              </text:list-item>
              <text:list-item>
                <text:p>Technologies</text:p>
              </text:list-item>
              <text:list-item>
                <text:p>Resume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Components</text:p>
          </draw:text-box>
        </draw:frame>
        <draw:frame presentation:style-name="pr7" draw:text-style-name="P2" draw:layer="layout" svg:width="25.199cm" svg:height="14.381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Embedded Device, to be plugged mechanically to the analog meter ( by magnetism, vaccum, electrical or optical interface... ), either permanently or temporary</text:span></text:p>
              </text:list-item>
              <text:list-item>
                <text:p text:style-name="P2"><text:span text:style-name="T2">Smart mobile device, e.g. a smartphone with built-in cam(s) and USB interface</text:span></text:p>
              </text:list-item>
              <text:list-item>
                <text:p text:style-name="P2"><text:span text:style-name="T2">Digitizer ( an electronic or optical interface, e.g. fieldbus bus, optocoupler, cam <text:s/>) - part of (1) or (2) respectively</text:span></text:p>
              </text:list-item>
              <text:list-item>
                <text:p text:style-name="P2"><text:span text:style-name="T2">An optional data converter – part of (1),(2) or (3) respecitively - , which converts the digital data ( e.g. an image taken by a cam ) into a "tag" ( e.g. by optical character recognition ). A "tag" is</text:span><text:span text:style-name="T2"> a dataset with minimal size, a "data word" ( e.g. 2 Bytes ).</text:span></text:p>
              </text:list-item>
              <text:list-item>
                <text:p text:style-name="P2"><text:span text:style-name="T2">Programmable Logic Control (PLC) / Distributed Control System ) / <text:s/>Manufacturing Execution System ( MES ) <text:s/>or any other ( PC- or Cloud based ) system for energy monitoring and energy management</text:span></text:p>
              </text:list-item>
              <text:list-item>
                <text:p text:style-name="P2"><text:span text:style-name="T2">Cloud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Signal Chain 1/2</text:p>
          </draw:text-box>
        </draw:frame>
        <draw:frame presentation:style-name="pr8" draw:layer="layout" svg:width="25.199cm" svg:height="15.395cm" svg:x="1.4cm" svg:y="4.8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>Analog <text:s text:c="5"/>Digitzer <text:s text:c="23"/>PLC/ <text:s text:c="4"/>Cloud</text:p>
                <text:p>mechanical <text:s text:c="34"/>DCS/MES</text:p>
                <text:p>meter <text:s text:c="28"/>Pre- <text:s text:c="7"/>Final <text:s text:c="5"/>Post-</text:p>
                <text:p><text:s text:c="50"/>processing</text:p>
              </text:list-header>
            </text:list>
          </draw:text-box>
        </draw:frame>
        <draw:custom-shape draw:style-name="gr2" draw:text-style-name="P3" xml:id="id1" draw:id="id1" draw:layer="layout" svg:width="2.6cm" svg:height="6.5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5cm" draw:transform="rotate (-1.5707963267949) translate (8.8cm 5.2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6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6.5cm" svg:x="14.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6.5cm" svg:x="1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cm" svg:height="6.5cm" svg:x="24.1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cm" svg:y1="7.75cm" svg:x2="6.956cm" svg:y2="7.81cm" draw:start-shape="id1" draw:start-glue-point="1" svg:d="m5000 7750h1303v60h653" svg:viewBox="0 0 1957 61">
          <text:p/>
        </draw:connector>
        <draw:connector draw:style-name="gr4" draw:text-style-name="P3" draw:layer="layout" svg:x1="12.258cm" svg:y1="7.949cm" svg:x2="13.784cm" svg:y2="7.966cm" svg:d="m12258 7949h763v17h763" svg:viewBox="0 0 1527 18">
          <text:p/>
        </draw:connector>
        <draw:connector draw:style-name="gr4" draw:text-style-name="P3" draw:layer="layout" svg:x1="17.258cm" svg:y1="7.95cm" svg:x2="18.784cm" svg:y2="7.967cm" svg:d="m17258 7950h763v17h763" svg:viewBox="0 0 1527 18">
          <text:p/>
        </draw:connector>
        <draw:connector draw:style-name="gr4" draw:text-style-name="P3" draw:layer="layout" svg:x1="22.258cm" svg:y1="7.951cm" svg:x2="23.784cm" svg:y2="7.968cm" svg:d="m22258 7951h763v17h763" svg:viewBox="0 0 1527 18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2/2 - <text:line-break/>Implementation Options</text:p>
          </draw:text-box>
        </draw:frame>
        <draw:frame draw:style-name="standard" draw:layer="layout" svg:width="24.499cm" svg:height="9.939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>
                <text:p><text:span text:style-name="T3">#</text:span></text:p>
              </table:table-cell>
              <table:table-cell table:style-name="ce1" table:number-rows-spanned="2">
                <text:p><text:span text:style-name="T3">Stage</text:span></text:p>
              </table:table-cell>
              <table:table-cell table:number-columns-spanned="4">
                <text:p><text:span text:style-name="T4">Op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><text:span text:style-name="T5">1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3">1</text:span></text:p>
              </table:table-cell>
              <table:table-cell table:style-name="ce3">
                <text:p><text:span text:style-name="T3">Digitizing</text:span></text:p>
              </table:table-cell>
              <table:table-cell table:style-name="ce4" table:number-rows-spanned="2">
                <text:p><text:span text:style-name="T4">Embedded System or Smart Mobile Device</text:span></text:p>
              </table:table-cell>
              <table:table-cell table:number-rows-spanned="3">
                <text:p><text:span text:style-name="T4">Embedded System or Smart Mobile Device</text:span></text:p>
              </table:table-cell>
              <table:table-cell>
                <text:p><text:span text:style-name="T4">Embedded System</text:span></text:p>
              </table:table-cell>
              <table:table-cell table:style-name="ce4">
                <text:p><text:span text:style-name="T4">Embedded System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2</text:span></text:p>
              </table:table-cell>
              <table:table-cell table:style-name="ce3">
                <text:p><text:span text:style-name="T3">Pre-Processing</text:span></text:p>
              </table:table-cell>
              <table:covered-table-cell table:style-name="ce4"/>
              <table:covered-table-cell/>
              <table:table-cell>
                <text:p><text:span text:style-name="T4">Smart mobile device</text:span></text:p>
              </table:table-cell>
              <table:table-cell table:style-name="ce4">
                <text:p><text:span text:style-name="T4">Smart mobile device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3</text:span></text:p>
              </table:table-cell>
              <table:table-cell table:style-name="ce3">
                <text:p><text:span text:style-name="T3">Final Processing</text:span></text:p>
              </table:table-cell>
              <table:table-cell table:number-rows-spanned="2">
                <text:p><text:span text:style-name="T4">(PLC) / DCS / MES or Cloud</text:span></text:p>
              </table:table-cell>
              <table:covered-table-cell/>
              <table:table-cell table:number-rows-spanned="2">
                <text:p><text:span text:style-name="T4">PLC / DCS / MES or Cloud</text:span></text:p>
              </table:table-cell>
              <table:table-cell table:style-name="ce4">
                <text:p><text:span text:style-name="T4">PLC / DCS / MES</text:span></text:p>
              </table:table-cell>
            </table:table-row>
            <table:table-row table:style-name="ro5" table:default-cell-style-name="ce2">
              <table:table-cell table:style-name="ce1">
                <text:p><text:span text:style-name="T3">4</text:span></text:p>
              </table:table-cell>
              <table:table-cell table:style-name="ce3">
                <text:p><text:span text:style-name="T3">Post Processing</text:span></text:p>
              </table:table-cell>
              <table:covered-table-cell/>
              <table:table-cell>
                <text:p><text:span text:style-name="T4">PLC / DCS / MES or Cloud</text:span></text:p>
              </table:table-cell>
              <table:covered-table-cell/>
              <table:table-cell table:style-name="ce4">
                <text:p><text:span text:style-name="T4"><text:s/></text:span><text:span text:style-name="T4">Clou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Technologies</text:p>
          </draw:text-box>
        </draw:frame>
        <draw:frame presentation:style-name="pr9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Digitizing, e.g. analog/digital conversion, optical to digital conversion, image generation ( photography )</text:p>
              </text:list-item>
              <text:list-item>
                <text:p>Pre-, final, post processing of data</text:p>
              </text:list-item>
              <text:list-item>
                <text:p>Optional optical character recognition</text:p>
              </text:list-item>
              <text:list-item>
                <text:p>Creation and processing of data records</text:p>
              </text:list-item>
              <text:list-item>
                <text:p>Transfer of data records by a signal chain from source to destination</text:p>
              </text:list-item>
              <text:list-item>
                <text:p>Business Intelligence ( BI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 Resume</text:p>
          </draw:text-box>
        </draw:frame>
        <draw:frame presentation:style-name="pr10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 Resource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oject homepage<text:span text:style-name="T6"><text:a xlink:href="http://www.hemmerling.com/doku.php/en/smartblitzmerker.html" xlink:type="simple">http://www.hemmerling.com/doku.php/en/smartblitzmerker.html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9M23S</meta:editing-duration>
    <meta:editing-cycles>77</meta:editing-cycles>
    <meta:generator>LibreOffice/3.6$Windows_x86 LibreOffice_project/e183d5b-f8ccaf6-3804794-95b4be8-895629</meta:generator>
    <dc:date>2015-06-14T18:54:46.57</dc:date>
    <meta:document-statistic meta:object-count="63"/>
  </office:meta>
</office:document-meta>
</file>